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6.33mm" svg:y="72.78mm">
            <draw:object draw:notify-on-update-of-ranges="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m+n)</text:p>
          </table:table-cell>
          <table:table-cell office:value-type="string" calcext:value-type="string">
            <text:p>Op_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546" calcext:value-type="float">
            <text:p>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16:12:33.503263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4:42:42.459806088</meta:creation-date>
    <dc:date>2019-07-31T16:08:08.830046303</dc:date>
    <meta:editing-duration>PT4M10S</meta:editing-duration>
    <meta:editing-cycles>1</meta:editing-cycles>
    <meta:generator>LibreOffice/6.0.7.3$Linux_X86_64 LibreOffice_project/00m0$Build-3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49cm" svg:y="0.316cm" chart:style-name="ch2">
          <text:p>Time Complexity</text:p>
        </chart:title>
        <chart:subtitle svg:x="3.828cm" svg:y="1.275cm" chart:style-name="ch3">
          <text:p>Algorithm: GCD by Consecutive Integer Method</text:p>
        </chart:subtitle>
        <chart:legend chart:legend-position="end" svg:x="13.172cm" svg:y="4.203cm" style:legend-expansion="high" chart:style-name="ch4"/>
        <chart:plot-area chart:style-name="ch5" table:cell-range-address="Sheet1.A2:Sheet1.B12 Sheet1.B1:Sheet1.B1" chart:data-source-has-labels="row" svg:x="1.33cm" svg:y="2.138cm" svg:width="11.523cm" svg:height="5.706cm">
          <chartooo:coordinate-region svg:x="2.137cm" svg:y="2.338cm" svg:width="10.344cm" svg:height="4.859cm"/>
          <chart:axis chart:dimension="x" chart:name="primary-x" chart:style-name="ch6">
            <chart:title svg:x="6.716cm" svg:y="8.024cm" chart:style-name="ch7">
              <text:p>m+n</text:p>
            </chart:title>
          </chart:axis>
          <chart:axis chart:dimension="y" chart:name="primary-y" chart:style-name="ch6">
            <chart:title svg:x="0.451cm" svg:y="5.445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_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3">
                <text:p>4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5">
                <text:p>90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95">
                <text:p>2895</text:p>
              </table:table-cell>
              <table:table-cell office:value-type="float" office:value="546">
                <text:p>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